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b4a08" officeooo:paragraph-rsid="000b4a08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b4a08" officeooo:paragraph-rsid="000b4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Χρήση της εφαρμογής:</text:p>
      <text:p text:style-name="P1"/>
      <text:p text:style-name="P1"><text:s text:c="4"/><text:tab/><text:a xlink:type="simple" xlink:href="https://youtu.be/Gxr65n5bGk4" text:style-name="Internet_20_link" text:visited-style-name="Visited_20_Internet_20_Link">https://youtu.be/Gxr65n5bGk4</text:a> </text:p>
      <text:p text:style-name="P1"/>
      <text:p text:style-name="P1">Οι μαθητές εξηγούν:</text:p>
      <text:p text:style-name="P1"/>
      <text:p text:style-name="P1"><text:tab/><text:a xlink:type="simple" xlink:href="https://youtu.be/xlVuuXMkJgw" text:style-name="Internet_20_link" text:visited-style-name="Visited_20_Internet_20_Link">https://youtu.be/xlVuuXMkJgw</text:a> </text:p>
      <text:p text:style-name="P1"/>
      <text:p text:style-name="P1"/>
      <text:p text:style-name="P2"><text:s text:c="3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4T19:15:12.973000000</meta:creation-date>
    <dc:date>2021-06-24T19:23:49.178000000</dc:date>
    <meta:editing-duration>PT8M37S</meta:editing-duration>
    <meta:editing-cycles>1</meta:editing-cycles>
    <meta:document-statistic meta:table-count="0" meta:image-count="0" meta:object-count="0" meta:page-count="1" meta:paragraph-count="5" meta:word-count="8" meta:character-count="142" meta:non-whitespace-character-count="91"/>
    <meta:generator>LibreOffice/6.3.4.2$Windows_X86_64 LibreOffice_project/60da17e045e08f1793c57c00ba83cdfce946d0aa</meta:generator>
  </office:meta>
</office:document-meta>
</file>